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22de" officeooo:paragraph-rsid="000e22de"/>
    </style:style>
    <style:style style:name="P2" style:family="paragraph" style:parent-style-name="Text_20_body">
      <style:text-properties officeooo:rsid="000f4cd1" officeooo:paragraph-rsid="000f4cd1"/>
    </style:style>
    <style:style style:name="P3" style:family="paragraph" style:parent-style-name="Text_20_body">
      <style:text-properties officeooo:rsid="0010298f" officeooo:paragraph-rsid="0010298f"/>
    </style:style>
    <style:style style:name="P4" style:family="paragraph" style:parent-style-name="Text_20_body">
      <style:text-properties officeooo:rsid="00129770" officeooo:paragraph-rsid="00129770"/>
    </style:style>
    <style:style style:name="P5" style:family="paragraph" style:parent-style-name="Heading_20_1">
      <style:text-properties officeooo:rsid="000e22de" officeooo:paragraph-rsid="000e22de"/>
    </style:style>
    <style:style style:name="P6" style:family="paragraph" style:parent-style-name="Heading_20_1">
      <style:text-properties officeooo:rsid="000f4cd1" officeooo:paragraph-rsid="000f4cd1"/>
    </style:style>
    <style:style style:name="P7" style:family="paragraph" style:parent-style-name="Heading_20_3">
      <style:text-properties officeooo:rsid="000f4cd1" officeooo:paragraph-rsid="000f4cd1"/>
    </style:style>
    <style:style style:name="P8" style:family="paragraph" style:parent-style-name="Heading_20_3">
      <style:text-properties officeooo:rsid="00162324" officeooo:paragraph-rsid="00162324"/>
    </style:style>
    <style:style style:name="P9" style:family="paragraph" style:parent-style-name="Heading_20_3">
      <style:text-properties officeooo:rsid="00194836" officeooo:paragraph-rsid="00194836"/>
    </style:style>
    <style:style style:name="P10" style:family="paragraph" style:parent-style-name="Heading_20_3">
      <style:text-properties officeooo:rsid="0019afc3" officeooo:paragraph-rsid="0019afc3"/>
    </style:style>
    <style:style style:name="P11" style:family="paragraph" style:parent-style-name="Heading_20_2">
      <style:text-properties officeooo:rsid="000f4cd1" officeooo:paragraph-rsid="000f4cd1"/>
    </style:style>
    <style:style style:name="P12" style:family="paragraph" style:parent-style-name="Text_20_body" style:list-style-name="L1">
      <style:text-properties officeooo:rsid="000e22de" officeooo:paragraph-rsid="000e22de"/>
    </style:style>
    <style:style style:name="P13" style:family="paragraph" style:parent-style-name="Text_20_body" style:list-style-name="L1">
      <style:text-properties officeooo:rsid="000f4cd1" officeooo:paragraph-rsid="000f4cd1"/>
    </style:style>
    <style:style style:name="P14" style:family="paragraph" style:parent-style-name="Text_20_body" style:list-style-name="L1">
      <style:text-properties officeooo:rsid="000f4cd1" officeooo:paragraph-rsid="00153fb2"/>
    </style:style>
    <style:style style:name="P15" style:family="paragraph" style:parent-style-name="Text_20_body" style:list-style-name="L2">
      <style:text-properties officeooo:rsid="00162324" officeooo:paragraph-rsid="00162324"/>
    </style:style>
    <style:style style:name="P16" style:family="paragraph" style:parent-style-name="Text_20_body" style:list-style-name="L3">
      <style:text-properties officeooo:rsid="00162324" officeooo:paragraph-rsid="00162324"/>
    </style:style>
    <style:style style:name="P17" style:family="paragraph" style:parent-style-name="Text_20_body" style:list-style-name="L3">
      <style:text-properties officeooo:rsid="00162324" officeooo:paragraph-rsid="001d151f"/>
    </style:style>
    <style:style style:name="P18" style:family="paragraph" style:parent-style-name="Text_20_body" style:list-style-name="L4">
      <style:text-properties officeooo:rsid="00162324" officeooo:paragraph-rsid="00162324"/>
    </style:style>
    <style:style style:name="P19" style:family="paragraph" style:parent-style-name="Text_20_body" style:list-style-name="L4">
      <style:text-properties officeooo:rsid="00162324" officeooo:paragraph-rsid="00174cfc"/>
    </style:style>
    <style:style style:name="P20" style:family="paragraph" style:parent-style-name="Text_20_body" style:list-style-name="L3">
      <style:text-properties officeooo:rsid="001af882" officeooo:paragraph-rsid="001af882"/>
    </style:style>
    <style:style style:name="P21" style:family="paragraph" style:parent-style-name="Text_20_body" style:list-style-name="L4">
      <style:text-properties officeooo:rsid="00174cfc" officeooo:paragraph-rsid="00174cfc"/>
    </style:style>
    <style:style style:name="P22" style:family="paragraph" style:parent-style-name="Text_20_body" style:list-style-name="L5">
      <style:text-properties officeooo:rsid="00194836" officeooo:paragraph-rsid="00194836"/>
    </style:style>
    <style:style style:name="P23" style:family="paragraph" style:parent-style-name="Text_20_body" style:list-style-name="L6">
      <style:text-properties officeooo:rsid="0019afc3" officeooo:paragraph-rsid="0019afc3"/>
    </style:style>
    <style:style style:name="P24" style:family="paragraph" style:parent-style-name="Text_20_body" style:list-style-name="L3">
      <style:text-properties officeooo:rsid="001d151f" officeooo:paragraph-rsid="001d151f"/>
    </style:style>
    <style:style style:name="T1" style:family="text">
      <style:text-properties fo:font-weight="bold" style:font-weight-asian="bold" style:font-weight-complex="bold"/>
    </style:style>
    <style:style style:name="T2" style:family="text">
      <style:text-properties fo:font-weight="bold" officeooo:rsid="001410cd" style:font-weight-asian="bold" style:font-weight-complex="bold"/>
    </style:style>
    <style:style style:name="T3" style:family="text">
      <style:text-properties fo:font-weight="bold" officeooo:rsid="00153fb2" style:font-weight-asian="bold" style:font-weight-complex="bold"/>
    </style:style>
    <style:style style:name="T4" style:family="text">
      <style:text-properties officeooo:rsid="000f4cd1"/>
    </style:style>
    <style:style style:name="T5" style:family="text">
      <style:text-properties officeooo:rsid="00100aec"/>
    </style:style>
    <style:style style:name="T6" style:family="text">
      <style:text-properties officeooo:rsid="0010298f"/>
    </style:style>
    <style:style style:name="T7" style:family="text">
      <style:text-properties officeooo:rsid="00128f31"/>
    </style:style>
    <style:style style:name="T8" style:family="text">
      <style:text-properties officeooo:rsid="00174cfc"/>
    </style:style>
    <style:style style:name="T9" style:family="text">
      <style:text-properties officeooo:rsid="001c77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Übersicht</text:h>
      <text:p text:style-name="P1">AutoHotFlow soll nun komplett in einem Prozess funktionieren. Es soll mehrere Threads geben. Der Haupthread ist der Skript aus der Datei AutoHotFlow.ahk. Dieser Thread enthält alle globalen Daten. Der Thread lädt die Skripte und hält die Informationen in globalen Objekten bereit, welche von allen Threads einsehbar sind.</text:p>
      <text:h text:style-name="P6" text:outline-level="1">Threads</text:h>
      <text:p text:style-name="P4">Da Multithreading verwendet wird, muss AutoHotkey_H verwendet werden.</text:p>
      <text:h text:style-name="Heading_20_2" text:outline-level="2">Hauptthread</text:h>
      <text:p text:style-name="P2">Der Hauptthread startet andere Threads und stellt alle globalen Daten zur Verfügung. Darüberhinaus <text:s/>gibt es Funktionen, die von allen Threads verwendet werden können.</text:p>
      <text:h text:style-name="Heading_20_3" text:outline-level="3"><text:span text:style-name="T6">G</text:span>lobaler Objekte</text:h>
      <text:p text:style-name="P3">Alle globale Objekte sind Critical Objekte, damit es zu keinen Kollisionen kommt, wenn mehrere Threads gleichzeitig auf das Objekte zugereifen.</text:p>
      <text:list xml:id="list5776697798961475299" text:style-name="L1">
        <text:list-item>
          <text:p text:style-name="P12"><text:span text:style-name="T1">_</text:span><text:span text:style-name="T2">f</text:span><text:span text:style-name="T1">lows</text:span>: Enthält die Daten aller geladenen Flows in separaten Objekten. Jedes Objekt hat folgende Unterobjekte:</text:p>
          <text:list>
            <text:list-item>
              <text:p text:style-name="P12"><text:span text:style-name="T2">e</text:span><text:span text:style-name="T1">lements</text:span>: <text:span text:style-name="T4">Alle Elemente (Aktionen, Bedingungen und Triggercontainer)</text:span></text:p>
            </text:list-item>
            <text:list-item>
              <text:p text:style-name="P12"><text:span text:style-name="T2">t</text:span><text:span text:style-name="T1">riggers</text:span>: <text:span text:style-name="T4">Alle Trigger</text:span></text:p>
            </text:list-item>
            <text:list-item>
              <text:p text:style-name="P12"><text:span text:style-name="T2">c</text:span><text:span text:style-name="T1">onnections</text:span>: <text:span text:style-name="T4">Verbindungen zwischen den Elementen</text:span></text:p>
            </text:list-item>
            <text:list-item>
              <text:p text:style-name="P13"><text:span text:style-name="T2">s</text:span><text:span text:style-name="T1">taticVars</text:span>: Statische Variablen</text:p>
            </text:list-item>
            <text:list-item>
              <text:p text:style-name="P13"><text:span text:style-name="T2">s</text:span><text:span text:style-name="T1">ettings</text:span>: Enthält die Flow-Spezifischen Einstellungen</text:p>
            </text:list-item>
          </text:list>
        </text:list-item>
        <text:list-item>
          <text:p text:style-name="P13"><text:span text:style-name="T1">_</text:span><text:span text:style-name="T2">s</text:span><text:span text:style-name="T1">ettings</text:span>: Enthält die globalen Einstellungen</text:p>
        </text:list-item>
        <text:list-item>
          <text:p text:style-name="P14"><text:span text:style-name="T1">_</text:span><text:span text:style-name="T3">execution</text:span>: Enthält alle ausgeführten Threads von Flows, welche in Ausführung sind (nicht zu verwechseln mit den AHK Prozess-Threads)</text:p>
        </text:list-item>
        <text:list-item>
          <text:p text:style-name="P13"><text:span text:style-name="T1">_</text:span><text:span text:style-name="T2">g</text:span><text:span text:style-name="T1">lobalVars</text:span>: Globale Variablen</text:p>
        </text:list-item>
      </text:list>
      <text:h text:style-name="P7" text:outline-level="3"><text:span text:style-name="T7">Globale</text:span> Funktionen</text:h>
      <text:list xml:id="list6404945222791414782" text:style-name="L2">
        <text:list-item>
          <text:p text:style-name="P15">api_exit</text:p>
        </text:list-item>
      </text:list>
      <text:h text:style-name="P8" text:outline-level="3">Aufgabenzuteilung</text:h>
      <text:list xml:id="list2203293835577418344" text:style-name="L3">
        <text:list-item>
          <text:p text:style-name="P16">Starten anderer Threads</text:p>
        </text:list-item>
        <text:list-item>
          <text:p text:style-name="P20">Globale <text:span text:style-name="T9">V</text:span>ariablen <text:span text:style-name="T9">verwalten</text:span></text:p>
          <text:list>
            <text:list-item>
              <text:p text:style-name="P24">Anpassungen von Flows vornehmen</text:p>
            </text:list-item>
          </text:list>
        </text:list-item>
        <text:list-item>
          <text:p text:style-name="P17">Laden und Speichern von Flows</text:p>
        </text:list-item>
      </text:list>
      <text:h text:style-name="P11" text:outline-level="2">Manager Thread</text:h>
      <text:p text:style-name="P2">Der Manager zeigt eine Liste aller Flows an.</text:p>
      <text:h text:style-name="P8" text:outline-level="3"><text:soft-page-break/>Aufgabenzuteilung</text:h>
      <text:list xml:id="list5356652714354474024" text:style-name="L4">
        <text:list-item>
          <text:p text:style-name="P18">Finden von Flows</text:p>
        </text:list-item>
        <text:list-item>
          <text:p text:style-name="P18">Flows verwalten (neue erstellen, löschen, umbenennen<text:span text:style-name="T8">)</text:span></text:p>
        </text:list-item>
        <text:list-item>
          <text:p text:style-name="P19"/>
        </text:list-item>
        <text:list-item>
          <text:p text:style-name="P21">Globale Einstellungen</text:p>
        </text:list-item>
      </text:list>
      <text:h text:style-name="P11" text:outline-level="2">Editor Thread(s)</text:h>
      <text:p text:style-name="P2">Ein Editor Thread wird gestartet, sobald der Benutzer ein Flow bearbeiten möchte.</text:p>
      <text:h text:style-name="P9" text:outline-level="3">Aufgabenzusteilung</text:h>
      <text:list xml:id="list641311504340495861" text:style-name="L5">
        <text:list-item>
          <text:p text:style-name="P22">Flow bearbeiten</text:p>
        </text:list-item>
        <text:list-item>
          <text:p text:style-name="P22"/>
        </text:list-item>
      </text:list>
      <text:h text:style-name="P11" text:outline-level="2">Execution Thread(s)</text:h>
      <text:p text:style-name="P2">Ein oder mehrere Execution Threads sorgen dafür, dass die Flows bei Bedarf ausgeführt werden können. <text:span text:style-name="T5">Diese Threads enthalten alle Routinen, die für die Ausführung von Elementen benötigt werden.</text:span></text:p>
      <text:h text:style-name="P10" text:outline-level="3">Aufgabenzuteilung</text:h>
      <text:list xml:id="list6219617208944173280" text:style-name="L6">
        <text:list-item>
          <text:p text:style-name="P23">Flows ausführ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46S</meta:editing-duration>
    <meta:editing-cycles>14</meta:editing-cycles>
    <meta:generator>LibreOffice/5.0.4.2$Windows_x86 LibreOffice_project/2b9802c1994aa0b7dc6079e128979269cf95bc78</meta:generator>
    <dc:date>2016-05-25T21:08:25.288000000</dc:date>
    <dc:creator>Paul Bichler</dc:creator>
    <meta:document-statistic meta:table-count="0" meta:image-count="0" meta:object-count="0" meta:page-count="2" meta:paragraph-count="40" meta:word-count="279" meta:character-count="1995" meta:non-whitespace-character-count="1774"/>
    <meta:user-defined meta:name="Info 1"/>
    <meta:user-defined meta:name="Info 2"/>
    <meta:user-defined meta:name="Info 3"/>
    <meta:user-defined meta:name="Info 4"/>
  </office:meta>
</office:document-meta>
</file>